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29cm" fo:min-width="2.994cm"/>
    </style:style>
    <style:style style:name="gr2" style:family="graphic" style:parent-style-name="standard">
      <style:graphic-properties draw:textarea-horizontal-align="justify" draw:textarea-vertical-align="middle" draw:auto-grow-height="false" fo:min-height="1.281cm" fo:min-width="3.628cm"/>
    </style:style>
    <style:style style:name="gr3" style:family="graphic" style:parent-style-name="standard">
      <style:graphic-properties draw:textarea-horizontal-align="justify" draw:textarea-vertical-align="middle" draw:auto-grow-height="false" fo:min-height="1.814cm" fo:min-width="1.088cm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3cm" svg:height="4.127cm" svg:x="14.335cm" svg:y="8.3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4.127cm" svg:height="1.905cm" svg:x="1.952cm" svg:y="6.71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3.175cm" svg:height="4.128cm" svg:x="9.255cm" svg:y="8.30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2" draw:layer="layout" svg:width="3.81cm" svg:height="2.384cm" svg:x="8.937cm" svg:y="5.601cm">
          <draw:text-box>
            <text:p text:style-name="P1">Nginx reverse proxy</text:p>
          </draw:text-box>
        </draw:frame>
        <draw:frame draw:style-name="gr5" draw:text-style-name="P3" draw:layer="layout" svg:width="4.128cm" svg:height="2.384cm" svg:x="13.917cm" svg:y="5.462cm">
          <draw:text-box>
            <text:p text:style-name="P1">Ubuntu Server on Azure</text:p>
          </draw:text-box>
        </draw:frame>
        <draw:frame draw:style-name="gr6" draw:text-style-name="P2" draw:layer="layout" svg:width="7.938cm" svg:height="0.962cm" svg:x="1.317cm" svg:y="5.427cm">
          <draw:text-box>
            <text:p>Person-api.domain.com</text:p>
          </draw:text-box>
        </draw:frame>
        <draw:custom-shape draw:style-name="gr2" draw:text-style-name="P1" draw:layer="layout" svg:width="4.127cm" svg:height="1.905cm" svg:x="1.952cm" svg:y="11.31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2" draw:layer="layout" svg:width="7.938cm" svg:height="0.962cm" svg:x="1.317cm" svg:y="10.028cm">
          <draw:text-box>
            <text:p>Person-api.domain.com</text:p>
          </draw:text-box>
        </draw:frame>
        <draw:custom-shape draw:style-name="gr2" draw:text-style-name="P1" draw:layer="layout" svg:width="4.127cm" svg:height="1.905cm" svg:x="1.952cm" svg:y="15.81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2" draw:layer="layout" svg:width="7.938cm" svg:height="0.962cm" svg:x="1.317cm" svg:y="14.528cm">
          <draw:text-box>
            <text:p>other.domain.com</text:p>
          </draw:text-box>
        </draw:frame>
        <draw:line draw:style-name="gr7" draw:text-style-name="P4" draw:layer="layout" svg:x1="6.08cm" svg:y1="7.667cm" svg:x2="9.255cm" svg:y2="10.525cm">
          <text:p/>
        </draw:line>
        <draw:line draw:style-name="gr8" draw:text-style-name="P4" draw:layer="layout" svg:x1="6.08cm" svg:y1="12.43cm" svg:x2="8.937cm" svg:y2="10.525cm">
          <text:p/>
        </draw:line>
        <draw:line draw:style-name="gr9" draw:text-style-name="P4" draw:layer="layout" svg:x1="6.08cm" svg:y1="16.557cm" svg:x2="9.255cm" svg:y2="10.842cm">
          <text:p/>
        </draw:line>
        <draw:line draw:style-name="gr10" draw:text-style-name="P1" draw:layer="layout" svg:x1="12.33cm" svg:y1="10.307cm" svg:x2="14.235cm" svg:y2="10.30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1T14:29:39.543000000</meta:creation-date>
    <dc:date>2023-01-01T14:37:37.454000000</dc:date>
    <meta:editing-duration>PT7M58S</meta:editing-duration>
    <meta:editing-cycles>1</meta:editing-cycles>
    <meta:document-statistic meta:object-count="14"/>
    <meta:generator>LibreOffice/7.3.0.3$Windows_X86_64 LibreOffice_project/0f246aa12d0eee4a0f7adcefbf7c878fc2238db3</meta:generator>
  </office:meta>
</office:document-meta>
</file>